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padding="0.074cm" fo:border-left="none" fo:border-right="none" fo:border-top="none" fo:border-bottom="0.035cm solid #000000" style:join-border="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rcury Ferrranti:</text:p>
      <text:p text:style-name="Standard"/>
      <text:p text:style-name="Standard">El diseño de esta computadora se baso principalmente para realizar cálculos de naturaleza científica y técnica. Como para destacar algunos de las especificaciones con las que contaba la misma eran:</text:p>
      <text:p text:style-name="Standard"/>
      <text:p text:style-name="Standard"><text:span text:style-name="T1">Memoria.</text:span> Estaba formada por núcleos de ferrita con 4096 palabras de 10 bits (+1 bit de paridad). Para mas información ver el art 12</text:p>
      <text:p text:style-name="Standard"><text:span text:style-name="T1">Unidad Aritmética.</text:span> Estaba formada por un acumulador (A) y siete registros índices (B1-B7). </text:p>
      <text:p text:style-name="Standard">En el acumulador se realizan las operaciones como suma, resta y multiplicación.</text:p>
      <text:p text:style-name="Standard">Los registros B1 al B7 se usan como subíndices o como contadores. Para mas info ver art 12</text:p>
      <text:p text:style-name="Standard"><text:span text:style-name="T1">Unidad de control.</text:span> poseía un registro de dirección actual, el cual se incrementa en 1 cada vez que lee una instrucción. Las direcciones de instrucciones eran palabras de 20 bits. <text:s/></text:p>
      <text:p text:style-name="Standard"><text:span text:style-name="T1">Unidades de Entrada y Salida.</text:span> entrada y salida de datos y programas con cinta de papel perforada de 5 canales. Quién deseaba introducir un programa, o datos para ser usados por el programa, lo perforaba en la cinta de papel con una de varias perforadoras similares a los teletipos ya usadas para enviar telegramas por muchos correos al superarse la era Morse. </text:p>
      <text:p text:style-name="P5"/>
      <text:p text:style-name="Standard"/>
      <text:p text:style-name="P1">Proyecto serie 1000</text:p>
      <text:p text:style-name="P1"/>
      <text:p text:style-name="P1"/>
      <text:p text:style-name="Standard">El Proyecto formó parte de la estrategia de evolución y consistió <text:s text:c="3"/>en <text:s text:c="2"/>el <text:s text:c="2"/>diseño, <text:s text:c="3"/>desarrollo, <text:s text:c="2"/>producción <text:s/>y comercialización de un minicomputador de porte medio, tanto de su HW como de su SW, y constituyó uno de los primeros esfuerzos realizados en la materia en A. Latina por parte de una empresa de capitales nacionales con tecnología generada internamente en los componentes centrales del producto. Cabe <text:s text:c="2"/>mencionar <text:s text:c="2"/>entre <text:s text:c="2"/>otras <text:s text:c="2"/>opciones <text:s text:c="2"/>estratégicas la utilización de microprocesadores y otros componentes MOS VLSI. </text:p>
      <text:p text:style-name="Standard"/>
      <text:p text:style-name="Standard"><text:s/>La Tabla que sigue representa la previsión hecha a fines de 1975 sobre la cantidad de sistemas de la serie 1000 posibles de ser provistos por la empresa. </text:p>
      <text:p text:style-name="Standard"/>
      <text:p text:style-name="Standard"><text:s text:c="6"/><text:span text:style-name="T2">Año</text:span> <text:s text:c="8"/><text:tab/><text:tab/>1977<text:tab/>1978<text:tab/>1979<text:tab/>1980<text:tab/>1981 .</text:p>
      <text:p text:style-name="Standard"/>
      <text:p text:style-name="Standard"><text:s text:c="2"/><text:span text:style-name="T2">Instalaciones <text:tab/> <text:s/>12<text:tab/> <text:s/>19<text:tab/> <text:s/>28<text:tab/> <text:s/>33 <text:tab/> <text:s/>35 </text:span></text:p>
      <text:p text:style-name="P3"><text:s text:c="2"/>Serie 1000 </text:p>
      <text:p text:style-name="P3"/>
      <text:p text:style-name="P4">Las características del Hardware fueron :</text:p>
      <text:p text:style-name="P2">Procesador Central </text:p>
      <text:p text:style-name="P4">El procesador central estuvo implementado en base a un microprocesador </text:p>
      <text:p text:style-name="P4">integrado en un ambiente de procesamiento paralelo de 24 bits, con </text:p>
      <text:p text:style-name="P4">características de microprogramación con almacenamiento de control </text:p>
      <text:p text:style-name="P4">escribible (WCS). </text:p>
      <text:p text:style-name="P4">Tuvo un microciclo de 300 μ segundos y un conjunto de μ instrucciones </text:p>
      <text:p text:style-name="P4">especialmente diseñado para la implementación de intérpretes. Disponía </text:p>
      <text:p text:style-name="P4"><text:s text:c="69"/>6 </text:p>
      <text:p text:style-name="P4"><text:s text:c="29"/>La Serie 1000. </text:p>
      <text:p text:style-name="P4">de 32 registros: 16 de propósito general y 16 dedicados y 1 stack de 64 </text:p>
      <text:p text:style-name="P4">capas. </text:p>
      <text:p text:style-name="P4">2 <text:s text:c="3"/>Memoria del procesador. </text:p>
      <text:p text:style-name="P4">Era escalable de 8KB a 65KB en segmentos de 8KB. El tiempo de acceso al </text:p>
      <text:p text:style-name="P4">nivel de almacenamiento fue de 340 n segundos y el tamaño de palabra </text:p>
      <text:p text:style-name="P4">variable de 1 a 24 bits. </text:p>
      <text:p text:style-name="P4"><text:soft-page-break/>Tanto el procesador central como la memoria eran de tecnología en base </text:p>
      <text:p text:style-name="P4">a circuitos integrados MOS VLSI. </text:p>
      <text:p text:style-name="P4">3 <text:s text:c="3"/>Archivo masivo de discos </text:p>
      <text:p text:style-name="P4">El medio de almacenamiento masivo de datos y programas tenía la </text:p>
      <text:p text:style-name="P4">capacidad de los discos rígidos utilizados, era desde 1 M hasta más de </text:p>
      <text:p text:style-name="P4">10 M bytes. El producto estándar dispuso de un disco rígido y un </text:p>
      <text:p text:style-name="P4">removible de 5MB cada uno. </text:p>
      <text:p text:style-name="P4">4 <text:s text:c="3"/>Procesador y Terminal alfanumérico y de entrada de datos. </text:p>
      <text:p text:style-name="P4">Este microprocesador microprogramado es capaz de soportar hasta 16 </text:p>
      <text:p text:style-name="P4">canales de Entrada/Salida. El sistema puede tener mas de 1 μ procesador </text:p>
      <text:p text:style-name="P4">de entrada/salida. La tasa de transferencia de datos total es de 3 MB / </text:p>
      <text:p text:style-name="P4">seg. máx., la del canal de transferencia es de 1 MB seg. máx. y los 16 </text:p>
      <text:p text:style-name="P4">canales pueden estar operativos al mismo tiempo. </text:p>
      <text:p text:style-name="P4">La terminal de entrada de datos era del tipo TRC y teclado alfanumérico </text:p>
      <text:p text:style-name="P4">y estaba provista de un μ procesador programable. La de operación era </text:p>
      <text:p text:style-name="P4">asimismo del tipo CRT de 16 líneas de 64 caracteres, con una matriz de </text:p>
      <text:p text:style-name="P4">7 x 9 y una conexión de 4 hilos e interfase RS 232. </text:p>
      <text:p text:style-name="P4">5 <text:s text:c="3"/>Impresor. </text:p>
      <text:p text:style-name="P4">La velocidad de impresión podrá variar según sea el tipo utilizado </text:p>
      <text:p text:style-name="P4">siendo la mínima de sesenta caracteres por segundo y la máxima </text:p>
      <text:p text:style-name="P4">admisible de 200 lpm. El equipo estándar era una impresora del tipo </text:p>
      <text:p text:style-name="P4">“margarita” de 132 columnas. </text:p>
      <text:p text:style-name="P4">6 <text:s text:c="3"/>Otros periféricos. </text:p>
      <text:p text:style-name="P4">El sistema admitía otros periféricos adecuados para sus objetivos de </text:p>
      <text:p text:style-name="P4">mercado y para el adecuado desempeño del mismo. Entre ellos: </text:p>
      <text:p text:style-name="P4"><text:s text:c="5"/>Manipuladores de cinta de 800 BPI, NRZ y 45 TPS. </text:p>
      <text:p text:style-name="P4"><text:s text:c="5"/>Lector de tarjetas perforadas de 80 columnas y 300 cpm.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mo parte de la sociedad nacida desde la década del 80, tenemos una visión bastante lejana de los comienzos de esos dispositivos que se denominaron computadoras. Para mucho de nosotros estos instrumentos digitales han pasado a ser indispensables en nuestra vida social, laboral, esparcimiento, comunicación, etc. La era digital en la que estamos inmersos nos imposibilita imaginarnos un día sin ellos. </text:p>
      <text:p text:style-name="Standard"><text:span text:style-name="T2">Seguramente, la mayoría, como <text:s/>en nuestro caso, adquirió su primera computadora con mínimamente 8 Mb de memoria RAM, un procesador de 200 Mhz, un disco de almacenamiento de un par de Gigas. Estas características parecen súper obsoletas, actualmente hablando, debido al crecimiento masivo y <text:s/>continuo que se dan en los últimos años. Parece que la ley de Gordon E. Moore (</text:span><text:a xlink:type="simple" xlink:href="http://es.wikipedia.org/wiki/Ley_de_Moore"><text:span text:style-name="T2">http://es.wikipedia.org/wiki/Ley_de_Moore</text:span></text:a><text:span text:style-name="T2">), <text:s/>sigue y seguirá teniendo vigencia por varios años mas. Esto genera que renovar nuestros equipos digitales sea una tarea <text:s/>común cada unos pocos pares de años. Si nos ubicamos en décadas anteriores al 80, observaremos que existen radicales diferencias desde nuestra perspectiva.</text:span></text:p>
      <text:p text:style-name="P3">El nacimiento de la computadora se remonta a la década del 40 con objetivos puramente militares (debido a la 2Gmundial), denominada Z3 (1941), con orígenes Alemanes. A <text:s text:c="4"/>ella le siguieron COLLOSUS. (allan turing). El acceso a la misma estaba restringido científicos avanzados y su funcionamiento se basaba en la decodificación de mensajes. A esta le siguió el modelo denominado <text:s/>ENIAC.</text:p>
      <text:p text:style-name="P3"><text:s text:c="2"/>***********Acá tenemos que contar un poco mas de lo mundial*******************</text:p>
      <text:p text:style-name="P3">En la década del 60 llego a nuestro país la primera computadora denominada CLEMENTINA, la misma impulsada por el Dr. Sadosky en la UBA. Esta fue es un derivado del modelo Manchester Mark 1 o denominada BABY. Esta fue desarrollada en al Universidad de Manchester, siendo la primera computadora que contaba con el almacenamiento de un programa. Se puede decir que la llegada de Clementina marco el nacimiento de las investigaciones entorno a la computadora en Argentina.</text:p>
      <text:p text:style-name="P3">***Acá se podría extender un poco la idea de arriba****</text:p>
      <text:p text:style-name="P3">A pesar de esto los desarrollos tecnológicos en nuestro país siempre se vieron sometidos a tiempos políticos.</text:p>
      <text:p text:style-name="P3">****************Bueno ahora acá habría que empezar a hablar bien bien sobre los objetivos del trabajo que son los desarrollo desde los 70 haciendo bien hincapié desde los noventa hasta ahora que me parece a mi que es lo que mas podemos hablar. ********************</text:p>
      <text:p text:style-name="P3"/>
      <text:p text:style-name="P3"/>
      <text:p text:style-name="P3"/>
      <text:p text:style-name="P3">Esta idea se remonta a muchos proyectos de investigación que llevaron que actualmente podamos contar con dispositivos digitales de increíbles prestaci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Picco</meta:initial-creator>
    <meta:creation-date>2009-06-18T18:19:12</meta:creation-date>
    <dc:date>2009-06-22T09:46:01</dc:date>
    <meta:editing-duration>PT03H29M19S</meta:editing-duration>
    <meta:editing-cycles>11</meta:editing-cycles>
    <meta:generator>OpenOffice.org/3.0$Linux OpenOffice.org_project/300m15$Build-9379</meta:generator>
    <meta:document-statistic meta:table-count="0" meta:image-count="0" meta:object-count="0" meta:page-count="3" meta:paragraph-count="66" meta:word-count="1103" meta:character-count="6916"/>
  </office:meta>
</office:document-meta>
</file>